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D393F32CBE4EBC66.png" manifest:media-type="image/png"/>
  <manifest:file-entry manifest:full-path="Pictures/100000A60000029500000295ABD9C83D6A85BAE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2.29cm" fo:min-width="7.12cm"/>
      <style:paragraph-properties style:writing-mode="lr-tb"/>
    </style:style>
    <style:style style:name="gr2" style:family="graphic" style:parent-style-name="Store">
      <style:graphic-properties draw:fill="solid" draw:fill-color="#acb20c" fo:min-height="2.925cm" fo:min-width="7.12cm"/>
      <style:paragraph-properties style:writing-mode="lr-tb"/>
    </style:style>
    <style:style style:name="gr3" style:family="graphic" style:parent-style-name="Component" style:list-style-name="L1">
      <style:graphic-properties draw:textarea-horizontal-align="justify" draw:textarea-vertical-align="top" draw:auto-grow-height="false" fo:min-height="1.02cm" fo:min-width="6.485cm"/>
      <style:paragraph-properties style:writing-mode="lr-tb"/>
    </style:style>
    <style:style style:name="gr4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5" style:family="graphic" style:parent-style-name="text-property">
      <style:graphic-properties fo:min-height="2.29cm"/>
      <style:paragraph-properties style:writing-mode="lr-tb"/>
    </style:style>
    <style:style style:name="gr6" style:family="graphic" style:parent-style-name="text-property">
      <style:graphic-properties fo:min-height="1.655cm"/>
      <style:paragraph-properties style:writing-mode="lr-tb"/>
    </style:style>
    <style:style style:name="gr7" style:family="graphic" style:parent-style-name="Store">
      <style:graphic-properties draw:fill="solid" draw:fill-color="#acb20c" fo:min-height="1.508cm" fo:min-width="7.12cm"/>
      <style:paragraph-properties style:writing-mode="lr-tb"/>
    </style:style>
    <style:style style:name="gr8" style:family="graphic" style:parent-style-name="text-property">
      <style:graphic-properties fo:min-height="0.87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Interface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  <style:paragraph-properties style:writing-mode="lr-tb"/>
    </style:style>
    <style:style style:name="gr12" style:family="graphic" style:parent-style-name="Component" style:list-style-name="L1">
      <style:graphic-properties draw:textarea-horizontal-align="justify" draw:textarea-vertical-align="top" draw:auto-grow-height="false" fo:min-height="1.02cm" fo:min-width="2.675cm"/>
      <style:paragraph-properties style:writing-mode="lr-tb"/>
    </style:style>
    <style:style style:name="gr13" style:family="graphic" style:parent-style-name="Component" style:list-style-name="L1">
      <style:graphic-properties draw:textarea-horizontal-align="justify" draw:textarea-vertical-align="top" draw:auto-grow-height="false" fo:min-height="1.02cm" fo:min-width="2.675cm"/>
      <style:paragraph-properties style:writing-mode="lr-tb"/>
    </style:style>
    <style:style style:name="gr14" style:family="graphic" style:parent-style-name="Component">
      <style:graphic-properties/>
      <style:paragraph-properties style:writing-mode="lr-tb"/>
    </style:style>
    <style:style style:name="gr15" style:family="graphic" style:parent-style-name="Component" style:list-style-name="L1">
      <style:graphic-properties draw:textarea-horizontal-align="justify" draw:textarea-vertical-align="top" draw:auto-grow-height="false" fo:min-height="1.02cm" fo:min-width="2.04cm"/>
      <style:paragraph-properties style:writing-mode="lr-tb"/>
    </style:style>
    <style:style style:name="gr16" style:family="graphic" style:parent-style-name="Component" style:list-style-name="L1">
      <style:graphic-properties draw:textarea-horizontal-align="justify" draw:textarea-vertical-align="top" draw:auto-grow-height="false" fo:min-height="0.385cm" fo:min-width="2.675cm"/>
      <style:paragraph-properties style:writing-mode="lr-tb"/>
    </style:style>
    <style:style style:name="gr17" style:family="graphic" style:parent-style-name="Component" style:list-style-name="L1">
      <style:graphic-properties draw:textarea-horizontal-align="justify" draw:textarea-vertical-align="top" draw:auto-grow-height="false" fo:min-height="0.385cm" fo:min-width="2.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acb20c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11.16cm" svg:y="18.78cm">
          <text:p text:style-name="P1">AUDIO 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7.62cm" svg:height="3.175cm" svg:x="11.066cm" svg:y="5.612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6.985cm" svg:height="1.27cm" svg:x="1.541cm" svg:y="11.327cm">
          <text:p text:style-name="P3">&lt;MediaTrack/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0.431cm" svg:y1="3.377cm" svg:x2="14.876cm" svg:y2="5.612cm" draw:start-shape="id1" draw:start-glue-point="1" draw:end-shape="id2" draw:end-glue-point="0" svg:d="M10431 3377c2964 0 4445 745 4445 2235" svg:viewBox="0 0 4446 2236">
          <text:p text:style-name="P4">loadCompilation()<text:line-break/>loadFile()</text:p>
          <text:p text:style-name="P4">downloadCompilation()</text:p>
          <text:p text:style-name="P4"/>
        </draw:connector>
        <draw:connector draw:style-name="gr4" draw:text-style-name="P5" draw:layer="layout" draw:type="curve" svg:x1="3.222cm" svg:y1="16.875cm" svg:x2="11.16cm" svg:y2="20.367cm" draw:start-shape="id3" draw:start-glue-point="2" draw:end-shape="id4" draw:end-glue-point="3" svg:d="M3222 16875c0 2328 2646 3492 7938 3492" svg:viewBox="0 0 7939 3493">
          <text:p text:style-name="P5"/>
          <text:p text:style-name="P5"/>
          <text:p text:style-name="P5"/>
          <text:p text:style-name="P5">addMediaHandler() <text:s text:c="11"/><text:s text:c="8"/></text:p>
        </draw:connector>
        <draw:frame draw:style-name="gr5" draw:text-style-name="P1" xml:id="id6" draw:id="id6" draw:layer="layout" svg:width="7.62cm" svg:height="2.54cm" svg:x="11.066cm" svg:y="6.247cm">
          <draw:text-box>
            <text:p>ICompilation: { Tracks: ITrack[] }</text:p>
            <text:p>MediaUrls: Map</text:p>
            <text:p/>
            <text:p/>
          </draw:text-box>
        </draw:frame>
        <draw:frame draw:style-name="gr6" draw:text-style-name="P1" xml:id="id4" draw:id="id4" draw:layer="layout" svg:width="7.635cm" svg:height="1.905cm" svg:x="11.16cm" svg:y="19.415cm">
          <draw:text-box>
            <text:p>Audio Context</text:p>
            <text:p>IMediaHandler []</text:p>
          </draw:text-box>
        </draw:frame>
        <draw:connector draw:style-name="gr4" draw:text-style-name="P5" draw:layer="layout" draw:type="curve" svg:x1="18.686cm" svg:y1="12.003cm" svg:x2="18.686cm" svg:y2="7.517cm" draw:start-shape="id5" draw:start-glue-point="1" draw:end-shape="id6" draw:end-glue-point="1" svg:d="M18686 12003c751 0 751-4486 0-4486" svg:viewBox="0 0 564 4487">
          <text:p text:style-name="P5">addMediaUrl()</text:p>
        </draw:connector>
        <draw:custom-shape draw:style-name="gr7" draw:text-style-name="P2" xml:id="id7" draw:id="id7" draw:layer="layout" svg:width="7.62cm" svg:height="1.758cm" svg:x="11.066cm" svg:y="10.839cm">
          <text:p text:style-name="P1">BLOB Store</text:p>
          <draw:enhanced-geometry svg:viewBox="0 0 21600 21600" draw:type="rectangle" draw:enhanced-path="M 0 0 L 21600 0 21600 21600 0 21600 0 0 Z N"/>
        </draw:custom-shape>
        <draw:frame draw:style-name="gr8" draw:text-style-name="P1" xml:id="id5" draw:id="id5" draw:layer="layout" svg:width="7.62cm" svg:height="1.187cm" svg:x="11.066cm" svg:y="11.41cm">
          <draw:text-box>
            <text:p/>
          </draw:text-box>
        </draw:frame>
        <draw:connector draw:style-name="gr4" draw:text-style-name="P5" draw:layer="layout" draw:type="curve" svg:x1="14.876cm" svg:y1="8.718cm" svg:x2="14.876cm" svg:y2="10.839cm" draw:end-shape="id7" draw:end-glue-point="0" svg:d="M14876 8718v2121" svg:viewBox="0 0 1 2122">
          <text:p text:style-name="P5">store()<text:line-break/>remove()</text:p>
        </draw:connector>
        <draw:frame draw:style-name="gr9" draw:text-style-name="P6" xml:id="id1" draw:id="id1" draw:layer="layout" svg:width="0.66cm" svg:height="0.66cm" svg:x="9.771cm" svg:y="3.047cm">
          <draw:image xlink:href="Pictures/100000A60000029500000295ABD9C83D6A85BAEA.svg" xlink:type="simple" xlink:show="embed" xlink:actuate="onLoad" draw:mime-type="image/svg+xml">
            <text:p/>
          </draw:image>
          <draw:image xlink:href="Pictures/100000010000001900000019D393F32CBE4EBC66.png" xlink:type="simple" xlink:show="embed" xlink:actuate="onLoad" draw:mime-type="image/png"/>
        </draw:frame>
        <draw:line draw:style-name="gr10" draw:text-style-name="P4" draw:layer="layout" svg:x1="9.255cm" svg:y1="17.51cm" svg:x2="20.32cm" svg:y2="17.51cm">
          <text:p/>
        </draw:line>
        <draw:frame draw:style-name="gr11" draw:text-style-name="P7" draw:layer="layout" svg:width="6.985cm" svg:height="1.057cm" draw:transform="rotate (1.5707963267949) translate (19.415cm 20.685cm)">
          <draw:text-box>
            <text:p>dynamic <text:s text:c="7"/>static</text:p>
          </draw:text-box>
        </draw:frame>
        <draw:custom-shape draw:style-name="gr12" draw:text-style-name="P3" xml:id="id8" draw:id="id8" draw:layer="layout" svg:width="3.175cm" svg:height="1.27cm" svg:x="5.445cm" svg:y="15.605cm">
          <text:p text:style-name="P3">&lt;TrackMedia<text:line-break/>Element/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3" draw:id="id3" draw:layer="layout" svg:width="3.175cm" svg:height="1.27cm" svg:x="1.635cm" svg:y="15.605cm">
          <text:p text:style-name="P3">&lt;TrackYouTube<text:line-break/>Element/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7.032cm" svg:y1="16.875cm" svg:x2="11.16cm" svg:y2="20.367cm" draw:start-shape="id8" draw:start-glue-point="2" draw:end-shape="id4" draw:end-glue-point="3" svg:d="M7032 16875c0 2328 1376 3492 4128 3492" svg:viewBox="0 0 4129 3493">
          <text:p text:style-name="P5"><text:s/><text:s/>addMediaHandler()</text:p>
          <text:p text:style-name="P5"/>
          <text:p text:style-name="P5"/>
        </draw:connector>
        <draw:connector draw:style-name="gr14" draw:text-style-name="P1" draw:layer="layout" draw:type="curve" svg:x1="5.033cm" svg:y1="12.597cm" svg:x2="3.222cm" svg:y2="15.605cm" draw:start-shape="id9" draw:start-glue-point="2" draw:end-shape="id3" draw:end-glue-point="0" svg:d="M5033 12597c0 2712-1811 1208-1811 3008" svg:viewBox="0 0 1812 3009">
          <text:p text:style-name="P1"/>
        </draw:connector>
        <draw:connector draw:style-name="gr14" draw:text-style-name="P1" draw:layer="layout" draw:type="curve" svg:x1="5.033cm" svg:y1="12.597cm" svg:x2="7.032cm" svg:y2="15.605cm" draw:start-shape="id9" draw:start-glue-point="2" draw:end-shape="id8" draw:end-glue-point="0" svg:d="M5033 12597c0 2712 1999 1208 1999 3008" svg:viewBox="0 0 2000 3009">
          <text:p/>
        </draw:connector>
        <draw:custom-shape draw:style-name="gr15" draw:text-style-name="P3" xml:id="id10" draw:id="id10" draw:layer="layout" svg:width="2.54cm" svg:height="1.27cm" svg:x="9.89cm" svg:y="15.605cm">
          <text:p text:style-name="P3">&lt;audio/&gt; or </text:p>
          <text:p text:style-name="P3">&lt;video/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curve" svg:x1="8.62cm" svg:y1="16.24cm" svg:x2="9.89cm" svg:y2="16.24cm" draw:start-shape="id8" draw:start-glue-point="1" draw:end-shape="id10" draw:end-glue-point="3" svg:d="M8620 16240h1270" svg:viewBox="0 0 1271 1">
          <text:p/>
        </draw:connector>
        <draw:custom-shape draw:style-name="gr16" draw:text-style-name="P3" xml:id="id11" draw:id="id11" draw:layer="layout" svg:width="3.175cm" svg:height="0.635cm" svg:x="1.635cm" svg:y="20.685cm">
          <text:p text:style-name="P3">IFrame play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curve" svg:x1="3.222cm" svg:y1="16.875cm" svg:x2="3.222cm" svg:y2="20.685cm" draw:start-shape="id3" draw:start-glue-point="2" draw:end-shape="id11" draw:end-glue-point="0" svg:d="M3222 16875v3810" svg:viewBox="0 0 1 3811">
          <text:p/>
        </draw:connector>
        <draw:custom-shape draw:style-name="gr17" draw:text-style-name="P3" xml:id="id12" draw:id="id12" draw:layer="layout" svg:width="2.54cm" svg:height="0.635cm" svg:x="5.986cm" svg:y="13.232cm">
          <text:p text:style-name="P3">&lt;others.../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curve" svg:x1="5.033cm" svg:y1="12.597cm" svg:x2="5.986cm" svg:y2="13.549cm" draw:start-shape="id9" draw:start-glue-point="2" draw:end-shape="id12" draw:end-glue-point="3" svg:d="M5033 12597c0 635 317 952 953 952" svg:viewBox="0 0 954 953">
          <text:p/>
        </draw:connector>
        <draw:connector draw:style-name="gr4" draw:text-style-name="P5" draw:layer="layout" draw:type="curve" svg:x1="11.066cm" svg:y1="7.517cm" svg:x2="5.033cm" svg:y2="11.327cm" draw:start-shape="id6" draw:start-glue-point="3" draw:end-shape="id9" draw:end-glue-point="0" svg:d="M11066 7517c-4022 0-6033 1270-6033 3810" svg:viewBox="0 0 6034 3811">
          <text:p text:style-name="P5">getMediaUrlByTrack(track)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cm" svg:stroke-color="#000000" draw:marker-start-width="0.305cm" draw:marker-end-width="0.305cm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adow="visible" draw:shadow-offset-x="0.152cm" draw:shadow-offset-y="0.152cm" draw:shadow-color="#000000" draw:shadow-opacity="29%" loext:shadow-blur="0.212cm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 draw:textarea-horizontal-align="left" draw:textarea-vertical-align="middle" draw:shadow-color="#000000"/>
      <style:paragraph-properties fo:text-align="start" style:text-autospace="none">
        <style:tab-stops/>
      </style:paragraph-properties>
      <style:text-properties style:font-name="Ubuntu1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solid" draw:fill="solid" draw:fill-color="#acb20c"/>
    </style:style>
    <style:style style:name="Interface" style:family="graphic" style:parent-style-name="standard">
      <style:graphic-properties draw:stroke="dash" draw:stroke-dash="Dash" svg:stroke-width="0.152cm" svg:stroke-color="#808080" draw:marker-start-width="0.533cm" draw:marker-end-width="0.533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4-09-27T12:23:24.708030018</dc:date>
    <meta:editing-duration>PT9H6M33S</meta:editing-duration>
    <meta:editing-cycles>70</meta:editing-cycles>
    <meta:generator>LibreOffice/7.3.7.2$Linux_X86_64 LibreOffice_project/30$Build-2</meta:generator>
    <meta:document-statistic meta:object-count="26"/>
  </office:meta>
</office:document-meta>
</file>